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offee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7.841537" calcext:value-type="float">
            <text:p>37.841537</text:p>
          </table:table-cell>
          <table:table-cell office:value-type="string" calcext:value-type="string">
            <text:p><text:s/>accuracy</text:p>
          </table:table-cell>
          <table:table-cell office:value-type="float" office:value="0.821429" calcext:value-type="float">
            <text:p>0.821429</text:p>
          </table:table-cell>
          <table:table-cell office:value-type="string" calcext:value-type="string">
            <text:p><text:s/>test-error</text:p>
          </table:table-cell>
          <table:table-cell office:value-type="float" office:value="0.178571" calcext:value-type="float">
            <text:p>0.17857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ECG200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4.814981" calcext:value-type="float">
            <text:p>14.814981</text:p>
          </table:table-cell>
          <table:table-cell office:value-type="string" calcext:value-type="string">
            <text:p><text:s/>accuracy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<text:s/>test-error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BirdChicken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84.775252" calcext:value-type="float">
            <text:p>84.775252</text:p>
          </table:table-cell>
          <table:table-cell office:value-type="string" calcext:value-type="string">
            <text:p><text:s/>accurac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/>test-erro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BeetleFly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86.082088" calcext:value-type="float">
            <text:p>86.082088</text:p>
          </table:table-cell>
          <table:table-cell office:value-type="string" calcext:value-type="string">
            <text:p><text:s/>accurac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/>test-erro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ItalyPowerDemand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0.485963" calcext:value-type="float">
            <text:p>10.485963</text:p>
          </table:table-cell>
          <table:table-cell office:value-type="string" calcext:value-type="string">
            <text:p><text:s/>accuracy</text:p>
          </table:table-cell>
          <table:table-cell office:value-type="float" office:value="0.897959" calcext:value-type="float">
            <text:p>0.897959</text:p>
          </table:table-cell>
          <table:table-cell office:value-type="string" calcext:value-type="string">
            <text:p><text:s/>test-error</text:p>
          </table:table-cell>
          <table:table-cell office:value-type="float" office:value="0.102041" calcext:value-type="float">
            <text:p>0.10204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Wine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47.500357" calcext:value-type="float">
            <text:p>47.500357</text:p>
          </table:table-cell>
          <table:table-cell office:value-type="string" calcext:value-type="string">
            <text:p><text:s/>accuracy</text:p>
          </table:table-cell>
          <table:table-cell office:value-type="float" office:value="0.518519" calcext:value-type="float">
            <text:p>0.518519</text:p>
          </table:table-cell>
          <table:table-cell office:value-type="string" calcext:value-type="string">
            <text:p><text:s/>test-error</text:p>
          </table:table-cell>
          <table:table-cell office:value-type="float" office:value="0.481481" calcext:value-type="float">
            <text:p>0.48148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Beef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69.024904" calcext:value-type="float">
            <text:p>269.024904</text:p>
          </table:table-cell>
          <table:table-cell office:value-type="string" calcext:value-type="string">
            <text:p><text:s/>accuracy</text:p>
          </table:table-cell>
          <table:table-cell office:value-type="float" office:value="0.266667" calcext:value-type="float">
            <text:p>0.266667</text:p>
          </table:table-cell>
          <table:table-cell office:value-type="string" calcext:value-type="string">
            <text:p><text:s/>test-error</text:p>
          </table:table-cell>
          <table:table-cell office:value-type="float" office:value="0.733333" calcext:value-type="float">
            <text:p>0.73333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Gun_Point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55.180746" calcext:value-type="float">
            <text:p>55.180746</text:p>
          </table:table-cell>
          <table:table-cell office:value-type="string" calcext:value-type="string">
            <text:p><text:s/>accuracy</text:p>
          </table:table-cell>
          <table:table-cell office:value-type="float" office:value="0.573333" calcext:value-type="float">
            <text:p>0.573333</text:p>
          </table:table-cell>
          <table:table-cell office:value-type="string" calcext:value-type="string">
            <text:p><text:s/>test-error</text:p>
          </table:table-cell>
          <table:table-cell office:value-type="float" office:value="0.426667" calcext:value-type="float">
            <text:p>0.42666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Plane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22.398708" calcext:value-type="float">
            <text:p>122.398708</text:p>
          </table:table-cell>
          <table:table-cell office:value-type="string" calcext:value-type="string">
            <text:p><text:s/>accuracy</text:p>
          </table:table-cell>
          <table:table-cell office:value-type="float" office:value="0.990476" calcext:value-type="float">
            <text:p>0.990476</text:p>
          </table:table-cell>
          <table:table-cell office:value-type="string" calcext:value-type="string">
            <text:p><text:s/>test-error</text:p>
          </table:table-cell>
          <table:table-cell office:value-type="float" office:value="0.009524" calcext:value-type="float">
            <text:p>0.00952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OliveOil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05.562321" calcext:value-type="float">
            <text:p>305.562321</text:p>
          </table:table-cell>
          <table:table-cell office:value-type="string" calcext:value-type="string">
            <text:p><text:s/>accuracy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/>test-error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FaceFour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35.806698" calcext:value-type="float">
            <text:p>335.806698</text:p>
          </table:table-cell>
          <table:table-cell office:value-type="string" calcext:value-type="string">
            <text:p><text:s/>accuracy</text:p>
          </table:table-cell>
          <table:table-cell office:value-type="float" office:value="0.863636" calcext:value-type="float">
            <text:p>0.863636</text:p>
          </table:table-cell>
          <table:table-cell office:value-type="string" calcext:value-type="string">
            <text:p><text:s/>test-error</text:p>
          </table:table-cell>
          <table:table-cell office:value-type="float" office:value="0.136364" calcext:value-type="float">
            <text:p>0.13636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DistalPhalanxOutlineAgeGroup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60.052064" calcext:value-type="float">
            <text:p>60.052064</text:p>
          </table:table-cell>
          <table:table-cell office:value-type="string" calcext:value-type="string">
            <text:p><text:s/>accuracy</text:p>
          </table:table-cell>
          <table:table-cell office:value-type="float" office:value="0.8425" calcext:value-type="float">
            <text:p>0.8425</text:p>
          </table:table-cell>
          <table:table-cell office:value-type="string" calcext:value-type="string">
            <text:p><text:s/>test-error</text:p>
          </table:table-cell>
          <table:table-cell office:value-type="float" office:value="0.1575" calcext:value-type="float">
            <text:p>0.157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DistalPhalanxTW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20.696743" calcext:value-type="float">
            <text:p>120.696743</text:p>
          </table:table-cell>
          <table:table-cell office:value-type="string" calcext:value-type="string">
            <text:p><text:s/>accuracy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<text:s/>test-error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MiddlePhalanxTW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19.900933" calcext:value-type="float">
            <text:p>119.900933</text:p>
          </table:table-cell>
          <table:table-cell office:value-type="string" calcext:value-type="string">
            <text:p><text:s/>accuracy</text:p>
          </table:table-cell>
          <table:table-cell office:value-type="float" office:value="0.383459" calcext:value-type="float">
            <text:p>0.383459</text:p>
          </table:table-cell>
          <table:table-cell office:value-type="string" calcext:value-type="string">
            <text:p><text:s/>test-error</text:p>
          </table:table-cell>
          <table:table-cell office:value-type="float" office:value="0.616541" calcext:value-type="float">
            <text:p>0.61654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SonyAIBORobotSurface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46.061103" calcext:value-type="float">
            <text:p>46.061103</text:p>
          </table:table-cell>
          <table:table-cell office:value-type="string" calcext:value-type="string">
            <text:p><text:s/>accuracy</text:p>
          </table:table-cell>
          <table:table-cell office:value-type="float" office:value="0.690516" calcext:value-type="float">
            <text:p>0.690516</text:p>
          </table:table-cell>
          <table:table-cell office:value-type="string" calcext:value-type="string">
            <text:p><text:s/>test-error</text:p>
          </table:table-cell>
          <table:table-cell office:value-type="float" office:value="0.309484" calcext:value-type="float">
            <text:p>0.30948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MiddlePhalanxOutlineAgeGroup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60.012733" calcext:value-type="float">
            <text:p>60.012733</text:p>
          </table:table-cell>
          <table:table-cell office:value-type="string" calcext:value-type="string">
            <text:p><text:s/>accuracy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/>test-error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ProximalPhalanxTW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20.101048" calcext:value-type="float">
            <text:p>120.101048</text:p>
          </table:table-cell>
          <table:table-cell office:value-type="string" calcext:value-type="string">
            <text:p><text:s/>accuracy</text:p>
          </table:table-cell>
          <table:table-cell office:value-type="float" office:value="0.6925" calcext:value-type="float">
            <text:p>0.6925</text:p>
          </table:table-cell>
          <table:table-cell office:value-type="string" calcext:value-type="string">
            <text:p><text:s/>test-error</text:p>
          </table:table-cell>
          <table:table-cell office:value-type="float" office:value="0.3075" calcext:value-type="float">
            <text:p>0.307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ProximalPhalanxOutlineAgeGroup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0.848337" calcext:value-type="float">
            <text:p>30.848337</text:p>
          </table:table-cell>
          <table:table-cell office:value-type="string" calcext:value-type="string">
            <text:p><text:s/>accuracy</text:p>
          </table:table-cell>
          <table:table-cell office:value-type="float" office:value="0.22439" calcext:value-type="float">
            <text:p>0.22439</text:p>
          </table:table-cell>
          <table:table-cell office:value-type="string" calcext:value-type="string">
            <text:p><text:s/>test-error</text:p>
          </table:table-cell>
          <table:table-cell office:value-type="float" office:value="0.77561" calcext:value-type="float">
            <text:p>0.7756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Lighting7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405.562907" calcext:value-type="float">
            <text:p>405.562907</text:p>
          </table:table-cell>
          <table:table-cell office:value-type="string" calcext:value-type="string">
            <text:p><text:s/>accuracy</text:p>
          </table:table-cell>
          <table:table-cell office:value-type="float" office:value="0.561644" calcext:value-type="float">
            <text:p>0.561644</text:p>
          </table:table-cell>
          <table:table-cell office:value-type="string" calcext:value-type="string">
            <text:p><text:s/>test-error</text:p>
          </table:table-cell>
          <table:table-cell office:value-type="float" office:value="0.438356" calcext:value-type="float">
            <text:p>0.43835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ArrowHead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56.246252" calcext:value-type="float">
            <text:p>256.246252</text:p>
          </table:table-cell>
          <table:table-cell office:value-type="string" calcext:value-type="string">
            <text:p><text:s/>accuracy</text:p>
          </table:table-cell>
          <table:table-cell office:value-type="float" office:value="0.422857" calcext:value-type="float">
            <text:p>0.422857</text:p>
          </table:table-cell>
          <table:table-cell office:value-type="string" calcext:value-type="string">
            <text:p><text:s/>test-error</text:p>
          </table:table-cell>
          <table:table-cell office:value-type="float" office:value="0.577143" calcext:value-type="float">
            <text:p>0.57714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Trace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35.136433" calcext:value-type="float">
            <text:p>235.136433</text:p>
          </table:table-cell>
          <table:table-cell office:value-type="string" calcext:value-type="string">
            <text:p><text:s/>accuracy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<text:s/>test-error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Meat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81.150091" calcext:value-type="float">
            <text:p>281.150091</text:p>
          </table:table-cell>
          <table:table-cell office:value-type="string" calcext:value-type="string">
            <text:p><text:s/>accuracy</text:p>
          </table:table-cell>
          <table:table-cell office:value-type="float" office:value="0.633333" calcext:value-type="float">
            <text:p>0.633333</text:p>
          </table:table-cell>
          <table:table-cell office:value-type="string" calcext:value-type="string">
            <text:p><text:s/>test-error</text:p>
          </table:table-cell>
          <table:table-cell office:value-type="float" office:value="0.366667" calcext:value-type="float">
            <text:p>0.36666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ToeSegmentation2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39.618859" calcext:value-type="float">
            <text:p>239.618859</text:p>
          </table:table-cell>
          <table:table-cell office:value-type="string" calcext:value-type="string">
            <text:p><text:s/>accuracy</text:p>
          </table:table-cell>
          <table:table-cell office:value-type="float" office:value="0.830769" calcext:value-type="float">
            <text:p>0.830769</text:p>
          </table:table-cell>
          <table:table-cell office:value-type="string" calcext:value-type="string">
            <text:p><text:s/>test-error</text:p>
          </table:table-cell>
          <table:table-cell office:value-type="float" office:value="0.169231" calcext:value-type="float">
            <text:p>0.16923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Herring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62.083843" calcext:value-type="float">
            <text:p>262.083843</text:p>
          </table:table-cell>
          <table:table-cell office:value-type="string" calcext:value-type="string">
            <text:p><text:s/>accuracy</text:p>
          </table:table-cell>
          <table:table-cell office:value-type="float" office:value="0.578125" calcext:value-type="float">
            <text:p>0.578125</text:p>
          </table:table-cell>
          <table:table-cell office:value-type="string" calcext:value-type="string">
            <text:p><text:s/>test-error</text:p>
          </table:table-cell>
          <table:table-cell office:value-type="float" office:value="0.421875" calcext:value-type="float">
            <text:p>0.42187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SonyAIBORobotSurfaceII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63.214195" calcext:value-type="float">
            <text:p>63.214195</text:p>
          </table:table-cell>
          <table:table-cell office:value-type="string" calcext:value-type="string">
            <text:p><text:s/>accuracy</text:p>
          </table:table-cell>
          <table:table-cell office:value-type="float" office:value="0.760756" calcext:value-type="float">
            <text:p>0.760756</text:p>
          </table:table-cell>
          <table:table-cell office:value-type="string" calcext:value-type="string">
            <text:p><text:s/>test-error</text:p>
          </table:table-cell>
          <table:table-cell office:value-type="float" office:value="0.239244" calcext:value-type="float">
            <text:p>0.23924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ar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626.352057" calcext:value-type="float">
            <text:p>626.352057</text:p>
          </table:table-cell>
          <table:table-cell office:value-type="string" calcext:value-type="string">
            <text:p><text:s/>accuracy</text:p>
          </table:table-cell>
          <table:table-cell office:value-type="float" office:value="0.233333" calcext:value-type="float">
            <text:p>0.233333</text:p>
          </table:table-cell>
          <table:table-cell office:value-type="string" calcext:value-type="string">
            <text:p><text:s/>test-error</text:p>
          </table:table-cell>
          <table:table-cell office:value-type="float" office:value="0.766667" calcext:value-type="float">
            <text:p>0.76666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DistalPhalanxOutlineCorrect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60.275577" calcext:value-type="float">
            <text:p>60.275577</text:p>
          </table:table-cell>
          <table:table-cell office:value-type="string" calcext:value-type="string">
            <text:p><text:s/>accuracy</text:p>
          </table:table-cell>
          <table:table-cell office:value-type="float" office:value="0.443333" calcext:value-type="float">
            <text:p>0.443333</text:p>
          </table:table-cell>
          <table:table-cell office:value-type="string" calcext:value-type="string">
            <text:p><text:s/>test-error</text:p>
          </table:table-cell>
          <table:table-cell office:value-type="float" office:value="0.556667" calcext:value-type="float">
            <text:p>0.55666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MiddlePhalanxOutlineCorrect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60.280783" calcext:value-type="float">
            <text:p>60.280783</text:p>
          </table:table-cell>
          <table:table-cell office:value-type="string" calcext:value-type="string">
            <text:p><text:s/>accuracy</text:p>
          </table:table-cell>
          <table:table-cell office:value-type="float" office:value="0.395" calcext:value-type="float">
            <text:p>0.395</text:p>
          </table:table-cell>
          <table:table-cell office:value-type="string" calcext:value-type="string">
            <text:p><text:s/>test-error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ProximalPhalanxOutlineCorrect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9.261323" calcext:value-type="float">
            <text:p>29.261323</text:p>
          </table:table-cell>
          <table:table-cell office:value-type="string" calcext:value-type="string">
            <text:p><text:s/>accuracy</text:p>
          </table:table-cell>
          <table:table-cell office:value-type="float" office:value="0.659794" calcext:value-type="float">
            <text:p>0.659794</text:p>
          </table:table-cell>
          <table:table-cell office:value-type="string" calcext:value-type="string">
            <text:p><text:s/>test-error</text:p>
          </table:table-cell>
          <table:table-cell office:value-type="float" office:value="0.340206" calcext:value-type="float">
            <text:p>0.34020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ToeSegmentation1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71.141127" calcext:value-type="float">
            <text:p>271.141127</text:p>
          </table:table-cell>
          <table:table-cell office:value-type="string" calcext:value-type="string">
            <text:p><text:s/>accuracy</text:p>
          </table:table-cell>
          <table:table-cell office:value-type="float" office:value="0.557018" calcext:value-type="float">
            <text:p>0.557018</text:p>
          </table:table-cell>
          <table:table-cell office:value-type="string" calcext:value-type="string">
            <text:p><text:s/>test-error</text:p>
          </table:table-cell>
          <table:table-cell office:value-type="float" office:value="0.442982" calcext:value-type="float">
            <text:p>0.442982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Lighting2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85.181853" calcext:value-type="float">
            <text:p>385.181853</text:p>
          </table:table-cell>
          <table:table-cell office:value-type="string" calcext:value-type="string">
            <text:p><text:s/>accuracy</text:p>
          </table:table-cell>
          <table:table-cell office:value-type="float" office:value="0.639344" calcext:value-type="float">
            <text:p>0.639344</text:p>
          </table:table-cell>
          <table:table-cell office:value-type="string" calcext:value-type="string">
            <text:p><text:s/>test-error</text:p>
          </table:table-cell>
          <table:table-cell office:value-type="float" office:value="0.360656" calcext:value-type="float">
            <text:p>0.36065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Ham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04.215459" calcext:value-type="float">
            <text:p>304.215459</text:p>
          </table:table-cell>
          <table:table-cell office:value-type="string" calcext:value-type="string">
            <text:p><text:s/>accuracy</text:p>
          </table:table-cell>
          <table:table-cell office:value-type="float" office:value="0.514286" calcext:value-type="float">
            <text:p>0.514286</text:p>
          </table:table-cell>
          <table:table-cell office:value-type="string" calcext:value-type="string">
            <text:p><text:s/>test-error</text:p>
          </table:table-cell>
          <table:table-cell office:value-type="float" office:value="0.485714" calcext:value-type="float">
            <text:p>0.48571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TwoLeadECG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19.839056" calcext:value-type="float">
            <text:p>119.839056</text:p>
          </table:table-cell>
          <table:table-cell office:value-type="string" calcext:value-type="string">
            <text:p><text:s/>accuracy</text:p>
          </table:table-cell>
          <table:table-cell office:value-type="float" office:value="0.640913" calcext:value-type="float">
            <text:p>0.640913</text:p>
          </table:table-cell>
          <table:table-cell office:value-type="string" calcext:value-type="string">
            <text:p><text:s/>test-error</text:p>
          </table:table-cell>
          <table:table-cell office:value-type="float" office:value="0.359087" calcext:value-type="float">
            <text:p>0.35908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ShapeletSim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701.591593" calcext:value-type="float">
            <text:p>701.591593</text:p>
          </table:table-cell>
          <table:table-cell office:value-type="string" calcext:value-type="string">
            <text:p><text:s/>accuracy</text:p>
          </table:table-cell>
          <table:table-cell office:value-type="float" office:value="0.616667" calcext:value-type="float">
            <text:p>0.616667</text:p>
          </table:table-cell>
          <table:table-cell office:value-type="string" calcext:value-type="string">
            <text:p><text:s/>test-error</text:p>
          </table:table-cell>
          <table:table-cell office:value-type="float" office:value="0.383333" calcext:value-type="float">
            <text:p>0.38333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MoteStrain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37.119298" calcext:value-type="float">
            <text:p>137.119298</text:p>
          </table:table-cell>
          <table:table-cell office:value-type="string" calcext:value-type="string">
            <text:p><text:s/>accuracy</text:p>
          </table:table-cell>
          <table:table-cell office:value-type="float" office:value="0.424121" calcext:value-type="float">
            <text:p>0.424121</text:p>
          </table:table-cell>
          <table:table-cell office:value-type="string" calcext:value-type="string">
            <text:p><text:s/>test-error</text:p>
          </table:table-cell>
          <table:table-cell office:value-type="float" office:value="0.575879" calcext:value-type="float">
            <text:p>0.57587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DiatomSizeReduction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132.049362" calcext:value-type="float">
            <text:p>1132.049362</text:p>
          </table:table-cell>
          <table:table-cell office:value-type="string" calcext:value-type="string">
            <text:p><text:s/>accuracy</text:p>
          </table:table-cell>
          <table:table-cell office:value-type="float" office:value="0.79085" calcext:value-type="float">
            <text:p>0.79085</text:p>
          </table:table-cell>
          <table:table-cell office:value-type="string" calcext:value-type="string">
            <text:p><text:s/>test-error</text:p>
          </table:table-cell>
          <table:table-cell office:value-type="float" office:value="0.20915" calcext:value-type="float">
            <text:p>0.2091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MedicalImage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581.927094" calcext:value-type="float">
            <text:p>581.927094</text:p>
          </table:table-cell>
          <table:table-cell office:value-type="string" calcext:value-type="string">
            <text:p><text:s/>accuracy</text:p>
          </table:table-cell>
          <table:table-cell office:value-type="float" office:value="0.397368" calcext:value-type="float">
            <text:p>0.397368</text:p>
          </table:table-cell>
          <table:table-cell office:value-type="string" calcext:value-type="string">
            <text:p><text:s/>test-error</text:p>
          </table:table-cell>
          <table:table-cell office:value-type="float" office:value="0.602632" calcext:value-type="float">
            <text:p>0.602632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BF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43.683348" calcext:value-type="float">
            <text:p>343.683348</text:p>
          </table:table-cell>
          <table:table-cell office:value-type="string" calcext:value-type="string">
            <text:p><text:s/>accuracy</text:p>
          </table:table-cell>
          <table:table-cell office:value-type="float" office:value="0.946667" calcext:value-type="float">
            <text:p>0.946667</text:p>
          </table:table-cell>
          <table:table-cell office:value-type="string" calcext:value-type="string">
            <text:p><text:s/>test-error</text:p>
          </table:table-cell>
          <table:table-cell office:value-type="float" office:value="0.053333" calcext:value-type="float">
            <text:p>0.05333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ECGFiveDay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47.964644" calcext:value-type="float">
            <text:p>247.964644</text:p>
          </table:table-cell>
          <table:table-cell office:value-type="string" calcext:value-type="string">
            <text:p><text:s/>accuracy</text:p>
          </table:table-cell>
          <table:table-cell office:value-type="float" office:value="0.624855" calcext:value-type="float">
            <text:p>0.624855</text:p>
          </table:table-cell>
          <table:table-cell office:value-type="string" calcext:value-type="string">
            <text:p><text:s/>test-error</text:p>
          </table:table-cell>
          <table:table-cell office:value-type="float" office:value="0.375145" calcext:value-type="float">
            <text:p>0.37514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Adiac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464.506733" calcext:value-type="float">
            <text:p>3464.506733</text:p>
          </table:table-cell>
          <table:table-cell office:value-type="string" calcext:value-type="string">
            <text:p><text:s/>accuracy</text:p>
          </table:table-cell>
          <table:table-cell office:value-type="float" office:value="0.386189" calcext:value-type="float">
            <text:p>0.386189</text:p>
          </table:table-cell>
          <table:table-cell office:value-type="string" calcext:value-type="string">
            <text:p><text:s/>test-error</text:p>
          </table:table-cell>
          <table:table-cell office:value-type="float" office:value="0.613811" calcext:value-type="float">
            <text:p>0.61381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SwedishLeaf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188.894625" calcext:value-type="float">
            <text:p>1188.894625</text:p>
          </table:table-cell>
          <table:table-cell office:value-type="string" calcext:value-type="string">
            <text:p><text:s/>accuracy</text:p>
          </table:table-cell>
          <table:table-cell office:value-type="float" office:value="0.5136" calcext:value-type="float">
            <text:p>0.5136</text:p>
          </table:table-cell>
          <table:table-cell office:value-type="string" calcext:value-type="string">
            <text:p><text:s/>test-error</text:p>
          </table:table-cell>
          <table:table-cell office:value-type="float" office:value="0.4864" calcext:value-type="float">
            <text:p>0.486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FISH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041.130799" calcext:value-type="float">
            <text:p>2041.130799</text:p>
          </table:table-cell>
          <table:table-cell office:value-type="string" calcext:value-type="string">
            <text:p><text:s/>accuracy</text:p>
          </table:table-cell>
          <table:table-cell office:value-type="float" office:value="0.445714" calcext:value-type="float">
            <text:p>0.445714</text:p>
          </table:table-cell>
          <table:table-cell office:value-type="string" calcext:value-type="string">
            <text:p><text:s/>test-error</text:p>
          </table:table-cell>
          <table:table-cell office:value-type="float" office:value="0.554286" calcext:value-type="float">
            <text:p>0.55428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OSULeaf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072.990427" calcext:value-type="float">
            <text:p>2072.990427</text:p>
          </table:table-cell>
          <table:table-cell office:value-type="string" calcext:value-type="string">
            <text:p><text:s/>accuracy</text:p>
          </table:table-cell>
          <table:table-cell office:value-type="float" office:value="0.318182" calcext:value-type="float">
            <text:p>0.318182</text:p>
          </table:table-cell>
          <table:table-cell office:value-type="string" calcext:value-type="string">
            <text:p><text:s/>test-error</text:p>
          </table:table-cell>
          <table:table-cell office:value-type="float" office:value="0.681818" calcext:value-type="float">
            <text:p>0.68181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PhalangesOutlinesCorrect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85.389153" calcext:value-type="float">
            <text:p>85.389153</text:p>
          </table:table-cell>
          <table:table-cell office:value-type="string" calcext:value-type="string">
            <text:p><text:s/>accuracy</text:p>
          </table:table-cell>
          <table:table-cell office:value-type="float" office:value="0.62704" calcext:value-type="float">
            <text:p>0.62704</text:p>
          </table:table-cell>
          <table:table-cell office:value-type="string" calcext:value-type="string">
            <text:p><text:s/>test-error</text:p>
          </table:table-cell>
          <table:table-cell office:value-type="float" office:value="0.37296" calcext:value-type="float">
            <text:p>0.3729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Worm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5732.83778" calcext:value-type="float">
            <text:p>5732.83778</text:p>
          </table:table-cell>
          <table:table-cell office:value-type="string" calcext:value-type="string">
            <text:p><text:s/>accuracy</text:p>
          </table:table-cell>
          <table:table-cell office:value-type="float" office:value="0.337017" calcext:value-type="float">
            <text:p>0.337017</text:p>
          </table:table-cell>
          <table:table-cell office:value-type="string" calcext:value-type="string">
            <text:p><text:s/>test-error</text:p>
          </table:table-cell>
          <table:table-cell office:value-type="float" office:value="0.662983" calcext:value-type="float">
            <text:p>0.66298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WormsTwoClas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296.900166" calcext:value-type="float">
            <text:p>2296.900166</text:p>
          </table:table-cell>
          <table:table-cell office:value-type="string" calcext:value-type="string">
            <text:p><text:s/>accuracy</text:p>
          </table:table-cell>
          <table:table-cell office:value-type="float" office:value="0.453039" calcext:value-type="float">
            <text:p>0.453039</text:p>
          </table:table-cell>
          <table:table-cell office:value-type="string" calcext:value-type="string">
            <text:p><text:s/>test-error</text:p>
          </table:table-cell>
          <table:table-cell office:value-type="float" office:value="0.546961" calcext:value-type="float">
            <text:p>0.54696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ricket_Y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280.798259" calcext:value-type="float">
            <text:p>3280.798259</text:p>
          </table:table-cell>
          <table:table-cell office:value-type="string" calcext:value-type="string">
            <text:p><text:s/>accuracy</text:p>
          </table:table-cell>
          <table:table-cell office:value-type="float" office:value="0.25641" calcext:value-type="float">
            <text:p>0.25641</text:p>
          </table:table-cell>
          <table:table-cell office:value-type="string" calcext:value-type="string">
            <text:p><text:s/>test-error</text:p>
          </table:table-cell>
          <table:table-cell office:value-type="float" office:value="0.74359" calcext:value-type="float">
            <text:p>0.7435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Strawberry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525.923885" calcext:value-type="float">
            <text:p>525.923885</text:p>
          </table:table-cell>
          <table:table-cell office:value-type="string" calcext:value-type="string">
            <text:p><text:s/>accuracy</text:p>
          </table:table-cell>
          <table:table-cell office:value-type="float" office:value="0.544861" calcext:value-type="float">
            <text:p>0.544861</text:p>
          </table:table-cell>
          <table:table-cell office:value-type="string" calcext:value-type="string">
            <text:p><text:s/>test-error</text:p>
          </table:table-cell>
          <table:table-cell office:value-type="float" office:value="0.455139" calcext:value-type="float">
            <text:p>0.45513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ricket_X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279.241378" calcext:value-type="float">
            <text:p>3279.241378</text:p>
          </table:table-cell>
          <table:table-cell office:value-type="string" calcext:value-type="string">
            <text:p><text:s/>accuracy</text:p>
          </table:table-cell>
          <table:table-cell office:value-type="float" office:value="0.323077" calcext:value-type="float">
            <text:p>0.323077</text:p>
          </table:table-cell>
          <table:table-cell office:value-type="string" calcext:value-type="string">
            <text:p><text:s/>test-error</text:p>
          </table:table-cell>
          <table:table-cell office:value-type="float" office:value="0.676923" calcext:value-type="float">
            <text:p>0.67692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ricket_Z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258.849034" calcext:value-type="float">
            <text:p>3258.849034</text:p>
          </table:table-cell>
          <table:table-cell office:value-type="string" calcext:value-type="string">
            <text:p><text:s/>accuracy</text:p>
          </table:table-cell>
          <table:table-cell office:value-type="float" office:value="0.271795" calcext:value-type="float">
            <text:p>0.271795</text:p>
          </table:table-cell>
          <table:table-cell office:value-type="string" calcext:value-type="string">
            <text:p><text:s/>test-error</text:p>
          </table:table-cell>
          <table:table-cell office:value-type="float" office:value="0.728205" calcext:value-type="float">
            <text:p>0.72820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Earthquake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314.934103" calcext:value-type="float">
            <text:p>1314.934103</text:p>
          </table:table-cell>
          <table:table-cell office:value-type="string" calcext:value-type="string">
            <text:p><text:s/>accuracy</text:p>
          </table:table-cell>
          <table:table-cell office:value-type="float" office:value="0.416149" calcext:value-type="float">
            <text:p>0.416149</text:p>
          </table:table-cell>
          <table:table-cell office:value-type="string" calcext:value-type="string">
            <text:p><text:s/>test-error</text:p>
          </table:table-cell>
          <table:table-cell office:value-type="float" office:value="0.583851" calcext:value-type="float">
            <text:p>0.58385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WordsSynonym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9018.840572" calcext:value-type="float">
            <text:p>9018.840572</text:p>
          </table:table-cell>
          <table:table-cell office:value-type="string" calcext:value-type="string">
            <text:p><text:s/>accuracy</text:p>
          </table:table-cell>
          <table:table-cell office:value-type="float" office:value="0.30721" calcext:value-type="float">
            <text:p>0.30721</text:p>
          </table:table-cell>
          <table:table-cell office:value-type="string" calcext:value-type="string">
            <text:p><text:s/>test-error</text:p>
          </table:table-cell>
          <table:table-cell office:value-type="float" office:value="0.69279" calcext:value-type="float">
            <text:p>0.6927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50word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2982.316373" calcext:value-type="float">
            <text:p>12982.316373</text:p>
          </table:table-cell>
          <table:table-cell office:value-type="string" calcext:value-type="string">
            <text:p><text:s/>accuracy</text:p>
          </table:table-cell>
          <table:table-cell office:value-type="float" office:value="0.452747" calcext:value-type="float">
            <text:p>0.452747</text:p>
          </table:table-cell>
          <table:table-cell office:value-type="string" calcext:value-type="string">
            <text:p><text:s/>test-error</text:p>
          </table:table-cell>
          <table:table-cell office:value-type="float" office:value="0.547253" calcext:value-type="float">
            <text:p>0.54725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FaceAll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152.046917" calcext:value-type="float">
            <text:p>3152.046917</text:p>
          </table:table-cell>
          <table:table-cell office:value-type="string" calcext:value-type="string">
            <text:p><text:s/>accuracy</text:p>
          </table:table-cell>
          <table:table-cell office:value-type="float" office:value="0.471598" calcext:value-type="float">
            <text:p>0.471598</text:p>
          </table:table-cell>
          <table:table-cell office:value-type="string" calcext:value-type="string">
            <text:p><text:s/>test-error</text:p>
          </table:table-cell>
          <table:table-cell office:value-type="float" office:value="0.528402" calcext:value-type="float">
            <text:p>0.528402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FacesUCR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830.142924" calcext:value-type="float">
            <text:p>3830.142924</text:p>
          </table:table-cell>
          <table:table-cell office:value-type="string" calcext:value-type="string">
            <text:p><text:s/>accuracy</text:p>
          </table:table-cell>
          <table:table-cell office:value-type="float" office:value="0.705854" calcext:value-type="float">
            <text:p>0.705854</text:p>
          </table:table-cell>
          <table:table-cell office:value-type="string" calcext:value-type="string">
            <text:p><text:s/>test-error</text:p>
          </table:table-cell>
          <table:table-cell office:value-type="float" office:value="0.294146" calcext:value-type="float">
            <text:p>0.29414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omputer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038.319016" calcext:value-type="float">
            <text:p>2038.319016</text:p>
          </table:table-cell>
          <table:table-cell office:value-type="string" calcext:value-type="string">
            <text:p><text:s/>accuracy</text:p>
          </table:table-cell>
          <table:table-cell office:value-type="float" office:value="0.652" calcext:value-type="float">
            <text:p>0.652</text:p>
          </table:table-cell>
          <table:table-cell office:value-type="string" calcext:value-type="string">
            <text:p><text:s/>test-error</text:p>
          </table:table-cell>
          <table:table-cell office:value-type="float" office:value="0.348" calcext:value-type="float">
            <text:p>0.34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Symbol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7424.201471" calcext:value-type="float">
            <text:p>7424.201471</text:p>
          </table:table-cell>
          <table:table-cell office:value-type="string" calcext:value-type="string">
            <text:p><text:s/>accuracy</text:p>
          </table:table-cell>
          <table:table-cell office:value-type="float" office:value="0.871357" calcext:value-type="float">
            <text:p>0.871357</text:p>
          </table:table-cell>
          <table:table-cell office:value-type="string" calcext:value-type="string">
            <text:p><text:s/>test-error</text:p>
          </table:table-cell>
          <table:table-cell office:value-type="float" office:value="0.128643" calcext:value-type="float">
            <text:p>0.12864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Haptic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4480.526707" calcext:value-type="float">
            <text:p>14480.526707</text:p>
          </table:table-cell>
          <table:table-cell office:value-type="string" calcext:value-type="string">
            <text:p><text:s/>accuracy</text:p>
          </table:table-cell>
          <table:table-cell office:value-type="float" office:value="0.295455" calcext:value-type="float">
            <text:p>0.295455</text:p>
          </table:table-cell>
          <table:table-cell office:value-type="string" calcext:value-type="string">
            <text:p><text:s/>test-error</text:p>
          </table:table-cell>
          <table:table-cell office:value-type="float" office:value="0.704545" calcext:value-type="float">
            <text:p>0.70454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RefrigerationDevice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4554.611297" calcext:value-type="float">
            <text:p>4554.611297</text:p>
          </table:table-cell>
          <table:table-cell office:value-type="string" calcext:value-type="string">
            <text:p><text:s/>accuracy</text:p>
          </table:table-cell>
          <table:table-cell office:value-type="float" office:value="0.333333" calcext:value-type="float">
            <text:p>0.333333</text:p>
          </table:table-cell>
          <table:table-cell office:value-type="string" calcext:value-type="string">
            <text:p><text:s/>test-error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ScreenType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4544.418833" calcext:value-type="float">
            <text:p>4544.418833</text:p>
          </table:table-cell>
          <table:table-cell office:value-type="string" calcext:value-type="string">
            <text:p><text:s/>accuracy</text:p>
          </table:table-cell>
          <table:table-cell office:value-type="float" office:value="0.354667" calcext:value-type="float">
            <text:p>0.354667</text:p>
          </table:table-cell>
          <table:table-cell office:value-type="string" calcext:value-type="string">
            <text:p><text:s/>test-error</text:p>
          </table:table-cell>
          <table:table-cell office:value-type="float" office:value="0.645333" calcext:value-type="float">
            <text:p>0.64533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LargeKitchenAppliance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4549.19193" calcext:value-type="float">
            <text:p>4549.19193</text:p>
          </table:table-cell>
          <table:table-cell office:value-type="string" calcext:value-type="string">
            <text:p><text:s/>accuracy</text:p>
          </table:table-cell>
          <table:table-cell office:value-type="float" office:value="0.421333" calcext:value-type="float">
            <text:p>0.421333</text:p>
          </table:table-cell>
          <table:table-cell office:value-type="string" calcext:value-type="string">
            <text:p><text:s/>test-error</text:p>
          </table:table-cell>
          <table:table-cell office:value-type="float" office:value="0.578667" calcext:value-type="float">
            <text:p>0.57866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InsectWingbeatSound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1064.662556" calcext:value-type="float">
            <text:p>11064.662556</text:p>
          </table:table-cell>
          <table:table-cell office:value-type="string" calcext:value-type="string">
            <text:p><text:s/>accuracy</text:p>
          </table:table-cell>
          <table:table-cell office:value-type="float" office:value="0.190404" calcext:value-type="float">
            <text:p>0.190404</text:p>
          </table:table-cell>
          <table:table-cell office:value-type="string" calcext:value-type="string">
            <text:p><text:s/>test-error</text:p>
          </table:table-cell>
          <table:table-cell office:value-type="float" office:value="0.809596" calcext:value-type="float">
            <text:p>0.80959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ShapesAll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75041.252811" calcext:value-type="float">
            <text:p>75041.252811</text:p>
          </table:table-cell>
          <table:table-cell office:value-type="string" calcext:value-type="string">
            <text:p><text:s/>accuracy</text:p>
          </table:table-cell>
          <table:table-cell office:value-type="float" office:value="0.483333" calcext:value-type="float">
            <text:p>0.483333</text:p>
          </table:table-cell>
          <table:table-cell office:value-type="string" calcext:value-type="string">
            <text:p><text:s/>test-error</text:p>
          </table:table-cell>
          <table:table-cell office:value-type="float" office:value="0.516667" calcext:value-type="float">
            <text:p>0.51666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SmallKitchenAppliance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4546.693505" calcext:value-type="float">
            <text:p>4546.693505</text:p>
          </table:table-cell>
          <table:table-cell office:value-type="string" calcext:value-type="string">
            <text:p><text:s/>accuracy</text:p>
          </table:table-cell>
          <table:table-cell office:value-type="float" office:value="0.512" calcext:value-type="float">
            <text:p>0.512</text:p>
          </table:table-cell>
          <table:table-cell office:value-type="string" calcext:value-type="string">
            <text:p><text:s/>test-error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Two_Pattern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044.952962" calcext:value-type="float">
            <text:p>2044.952962</text:p>
          </table:table-cell>
          <table:table-cell office:value-type="string" calcext:value-type="string">
            <text:p><text:s/>accuracy</text:p>
          </table:table-cell>
          <table:table-cell office:value-type="float" office:value="0.942" calcext:value-type="float">
            <text:p>0.942</text:p>
          </table:table-cell>
          <table:table-cell office:value-type="string" calcext:value-type="string">
            <text:p><text:s/>test-error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ECG5000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453.185969" calcext:value-type="float">
            <text:p>3453.185969</text:p>
          </table:table-cell>
          <table:table-cell office:value-type="string" calcext:value-type="string">
            <text:p><text:s/>accuracy</text:p>
          </table:table-cell>
          <table:table-cell office:value-type="float" office:value="0.770444" calcext:value-type="float">
            <text:p>0.770444</text:p>
          </table:table-cell>
          <table:table-cell office:value-type="string" calcext:value-type="string">
            <text:p><text:s/>test-error</text:p>
          </table:table-cell>
          <table:table-cell office:value-type="float" office:value="0.229556" calcext:value-type="float">
            <text:p>0.22955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ChlorineConcentration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471.732413" calcext:value-type="float">
            <text:p>2471.732413</text:p>
          </table:table-cell>
          <table:table-cell office:value-type="string" calcext:value-type="string">
            <text:p><text:s/>accuracy</text:p>
          </table:table-cell>
          <table:table-cell office:value-type="float" office:value="0.333854" calcext:value-type="float">
            <text:p>0.333854</text:p>
          </table:table-cell>
          <table:table-cell office:value-type="string" calcext:value-type="string">
            <text:p><text:s/>test-error</text:p>
          </table:table-cell>
          <table:table-cell office:value-type="float" office:value="0.666146" calcext:value-type="float">
            <text:p>0.66614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wafer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220.158662" calcext:value-type="float">
            <text:p>2220.158662</text:p>
          </table:table-cell>
          <table:table-cell office:value-type="string" calcext:value-type="string">
            <text:p><text:s/>accuracy</text:p>
          </table:table-cell>
          <table:table-cell office:value-type="float" office:value="0.64974" calcext:value-type="float">
            <text:p>0.64974</text:p>
          </table:table-cell>
          <table:table-cell office:value-type="string" calcext:value-type="string">
            <text:p><text:s/>test-error</text:p>
          </table:table-cell>
          <table:table-cell office:value-type="float" office:value="0.35026" calcext:value-type="float">
            <text:p>0.3502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InlineSkate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107129.216861" calcext:value-type="float">
            <text:p>107129.216861</text:p>
          </table:table-cell>
          <table:table-cell office:value-type="string" calcext:value-type="string">
            <text:p><text:s/>accuracy</text:p>
          </table:table-cell>
          <table:table-cell office:value-type="float" office:value="0.172727" calcext:value-type="float">
            <text:p>0.172727</text:p>
          </table:table-cell>
          <table:table-cell office:value-type="string" calcext:value-type="string">
            <text:p><text:s/>test-error</text:p>
          </table:table-cell>
          <table:table-cell office:value-type="float" office:value="0.827273" calcext:value-type="float">
            <text:p>0.82727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yoga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8492.753604" calcext:value-type="float">
            <text:p>8492.753604</text:p>
          </table:table-cell>
          <table:table-cell office:value-type="string" calcext:value-type="string">
            <text:p><text:s/>accuracy</text:p>
          </table:table-cell>
          <table:table-cell office:value-type="float" office:value="0.469333" calcext:value-type="float">
            <text:p>0.469333</text:p>
          </table:table-cell>
          <table:table-cell office:value-type="string" calcext:value-type="string">
            <text:p><text:s/>test-error</text:p>
          </table:table-cell>
          <table:table-cell office:value-type="float" office:value="0.530667" calcext:value-type="float">
            <text:p>0.53066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uWaveGestureLibrary_Y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2140.401844" calcext:value-type="float">
            <text:p>22140.401844</text:p>
          </table:table-cell>
          <table:table-cell office:value-type="string" calcext:value-type="string">
            <text:p><text:s/>accuracy</text:p>
          </table:table-cell>
          <table:table-cell office:value-type="float" office:value="0.420436" calcext:value-type="float">
            <text:p>0.420436</text:p>
          </table:table-cell>
          <table:table-cell office:value-type="string" calcext:value-type="string">
            <text:p><text:s/>test-error</text:p>
          </table:table-cell>
          <table:table-cell office:value-type="float" office:value="0.579564" calcext:value-type="float">
            <text:p>0.579564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uWaveGestureLibrary_Z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2155.835258" calcext:value-type="float">
            <text:p>22155.835258</text:p>
          </table:table-cell>
          <table:table-cell office:value-type="string" calcext:value-type="string">
            <text:p><text:s/>accuracy</text:p>
          </table:table-cell>
          <table:table-cell office:value-type="float" office:value="0.448632" calcext:value-type="float">
            <text:p>0.448632</text:p>
          </table:table-cell>
          <table:table-cell office:value-type="string" calcext:value-type="string">
            <text:p><text:s/>test-error</text:p>
          </table:table-cell>
          <table:table-cell office:value-type="float" office:value="0.551368" calcext:value-type="float">
            <text:p>0.55136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uWaveGestureLibrary_X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22216.585782" calcext:value-type="float">
            <text:p>22216.585782</text:p>
          </table:table-cell>
          <table:table-cell office:value-type="string" calcext:value-type="string">
            <text:p><text:s/>accuracy</text:p>
          </table:table-cell>
          <table:table-cell office:value-type="float" office:value="0.559464" calcext:value-type="float">
            <text:p>0.559464</text:p>
          </table:table-cell>
          <table:table-cell office:value-type="string" calcext:value-type="string">
            <text:p><text:s/>test-error</text:p>
          </table:table-cell>
          <table:table-cell office:value-type="float" office:value="0.440536" calcext:value-type="float">
            <text:p>0.44053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ElectricDevices</text:p>
          </table:table-cell>
          <table:table-cell office:value-type="string" calcext:value-type="string">
            <text:p><text:s/>num_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iming (sec)</text:p>
          </table:table-cell>
          <table:table-cell office:value-type="float" office:value="3885.605929" calcext:value-type="float">
            <text:p>3885.605929</text:p>
          </table:table-cell>
          <table:table-cell office:value-type="string" calcext:value-type="string">
            <text:p><text:s/>accuracy</text:p>
          </table:table-cell>
          <table:table-cell office:value-type="float" office:value="0.328362" calcext:value-type="float">
            <text:p>0.328362</text:p>
          </table:table-cell>
          <table:table-cell office:value-type="string" calcext:value-type="string">
            <text:p><text:s/>test-error</text:p>
          </table:table-cell>
          <table:table-cell office:value-type="float" office:value="0.671638" calcext:value-type="float">
            <text:p>0.6716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1">00/00/0000</text:date>, <text:time style:data-style-name="N2" text:time-value="15:53:30.192543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6:33:42.495873949</meta:creation-date>
    <dc:date>2018-05-01T15:54:24.558469765</dc:date>
    <meta:editing-duration>PT2M6S</meta:editing-duration>
    <meta:editing-cycles>3</meta:editing-cycles>
    <meta:generator>LibreOffice/6.0.3.2$Linux_X86_64 LibreOffice_project/00m0$Build-2</meta:generator>
    <meta:document-statistic meta:table-count="1" meta:cell-count="740" meta:object-count="0"/>
  </office:meta>
</office:document-meta>
</file>